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A500000F9C40824C7B721B799C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Pictures/1000000000000555000002FF27771E412439B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T1" style:family="text">
      <style:text-properties officeooo:rsid="0009c2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</text:span></text:p>
      <text:p text:style-name="P1"/>
      <text:p text:style-name="P1"><draw:frame draw:style-name="fr1" draw:name="Figura1" text:anchor-type="paragraph" svg:width="17cm" svg:height="3.173cm" draw:z-index="0"><draw:image xlink:href="Pictures/2000000900005AA500000F9C40824C7B721B799C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  <text:p text:style-name="P1"><draw:frame draw:style-name="fr1" draw:name="Figura4" text:anchor-type="paragraph" svg:width="17cm" svg:height="9.551cm" draw:z-index="3"><draw:image xlink:href="Pictures/1000000000000555000002FF27771E412439B41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14:47.704000000</dc:date>
    <meta:editing-duration>PT12M29S</meta:editing-duration>
    <meta:editing-cycles>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7" meta:non-whitespace-character-count="7"/>
  </office:meta>
</office:document-meta>
</file>